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Mangal1" svg:font-family="Mangal"/>
    <style:font-face style:name="Caladea" svg:font-family="Caladea"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automatic-styles>
    <style:style style:name="P1" style:family="paragraph" style:parent-style-name="Text_20_body">
      <style:paragraph-properties fo:line-height="100%"/>
      <style:text-properties style:font-name="Caladea" fo:language="fr" fo:country="FR"/>
    </style:style>
    <style:style style:name="P2" style:family="paragraph" style:parent-style-name="Text_20_body">
      <style:paragraph-properties fo:margin-left="0cm" fo:margin-right="0cm" fo:margin-top="0cm" fo:margin-bottom="0cm" loext:contextual-spacing="false" fo:line-height="100%" fo:text-align="justify" style:justify-single-word="false" fo:text-indent="1.27cm" style:auto-text-indent="false" style:writing-mode="lr-tb"/>
      <style:text-properties fo:font-variant="normal" fo:text-transform="none" fo:color="#000000" style:text-line-through-style="none" style:text-line-through-type="none" style:font-name="Caladea" fo:font-size="12pt" fo:language="fr" fo:country="FR" fo:font-style="normal" style:text-underline-style="none" fo:font-weight="normal" style:text-blinking="false" fo:background-color="transparent"/>
    </style:style>
    <style:style style:name="P3" style:family="paragraph" style:parent-style-name="Text_20_body">
      <style:paragraph-properties fo:margin-top="0cm" fo:margin-bottom="0cm" loext:contextual-spacing="false" fo:line-height="100%" fo:text-align="justify" style:justify-single-word="false" style:writing-mode="lr-tb"/>
      <style:text-properties fo:font-variant="normal" fo:text-transform="none" fo:color="#000000" style:text-line-through-style="none" style:text-line-through-type="none" style:font-name="Caladea" fo:font-size="12pt" fo:language="fr" fo:country="FR" fo:font-style="normal" style:text-underline-style="none" fo:font-weight="normal" style:text-blinking="false" fo:background-color="transparent"/>
    </style:style>
    <style:style style:name="P4" style:family="paragraph" style:parent-style-name="Text_20_body">
      <style:paragraph-properties fo:margin-top="0.353cm" fo:margin-bottom="0cm" loext:contextual-spacing="false" fo:line-height="100%" fo:text-align="justify" style:justify-single-word="false" style:writing-mode="lr-tb"/>
      <style:text-properties fo:font-variant="normal" fo:text-transform="none" fo:color="#000000" style:text-line-through-style="none" style:text-line-through-type="none" style:font-name="Caladea" fo:font-size="12pt" fo:language="fr" fo:country="FR" fo:font-style="normal" style:text-underline-style="none" fo:font-weight="normal" style:text-blinking="false" fo:background-color="transparent"/>
    </style:style>
    <style:style style:name="P5" style:family="paragraph" style:parent-style-name="Text_20_body">
      <style:paragraph-properties fo:margin-top="0.353cm" fo:margin-bottom="0cm" loext:contextual-spacing="false" fo:line-height="100%" fo:text-align="justify" style:justify-single-word="false" style:writing-mode="lr-tb"/>
      <style:text-properties style:font-name="Caladea" fo:language="fr" fo:country="FR" fo:font-weight="normal"/>
    </style:style>
    <style:style style:name="P6" style:family="paragraph" style:parent-style-name="Heading_20_4">
      <style:paragraph-properties fo:margin-top="0.494cm" fo:margin-bottom="0.141cm" loext:contextual-spacing="false" fo:line-height="100%" style:writing-mode="lr-tb"/>
      <style:text-properties fo:font-variant="normal" fo:text-transform="none" fo:color="#666666" style:text-line-through-style="none" style:text-line-through-type="none" style:font-name="Caladea" fo:font-size="12pt" fo:language="fr" fo:country="FR" fo:font-style="normal" style:text-underline-style="none" fo:font-weight="normal" style:text-blinking="false" fo:background-color="transparent"/>
    </style:style>
    <style:style style:name="P7" style:family="paragraph" style:parent-style-name="Standard">
      <loext:graphic-properties draw:fill="none"/>
      <style:paragraph-properties fo:margin-left="0cm" fo:margin-right="0cm" fo:margin-top="0.4cm" fo:margin-bottom="0.25cm" loext:contextual-spacing="false" fo:line-height="100%" fo:text-align="justify" style:justify-single-word="false" fo:text-indent="0cm" style:auto-text-indent="false" fo:background-color="transparent"/>
      <style:text-properties style:font-name="Caladea" fo:language="fr" fo:country="FR" officeooo:rsid="00130eb2" officeooo:paragraph-rsid="00130eb2" fo:background-color="transparent" loext:shadow="none"/>
    </style:style>
    <style:style style:name="P8" style:family="paragraph" style:parent-style-name="Standard">
      <loext:graphic-properties draw:fill="none"/>
      <style:paragraph-properties fo:margin-left="0cm" fo:margin-right="0cm" fo:margin-top="0.4cm" fo:margin-bottom="0.25cm" loext:contextual-spacing="false" fo:line-height="100%" fo:text-align="justify" style:justify-single-word="false" fo:text-indent="0cm" style:auto-text-indent="false" fo:background-color="transparent"/>
      <style:text-properties style:font-name="Caladea" fo:language="fr" fo:country="FR" officeooo:paragraph-rsid="0018aca9"/>
    </style:style>
    <style:style style:name="P9" style:family="paragraph" style:parent-style-name="Standard">
      <loext:graphic-properties draw:fill="none"/>
      <style:paragraph-properties fo:margin-left="0cm" fo:margin-right="0cm" fo:margin-top="0.3cm" fo:margin-bottom="0cm" loext:contextual-spacing="false" fo:line-height="100%" fo:text-align="justify" style:justify-single-word="false" fo:orphans="2" fo:widows="2" fo:text-indent="0cm" style:auto-text-indent="false" fo:background-color="transparent" style:writing-mode="lr-tb"/>
      <style:text-properties officeooo:paragraph-rsid="001237ae"/>
    </style:style>
    <style:style style:name="P10" style:family="paragraph" style:parent-style-name="Standard">
      <loext:graphic-properties draw:fill="none"/>
      <style:paragraph-properties fo:margin-left="0cm" fo:margin-right="0cm" fo:margin-top="0.4cm" fo:margin-bottom="0.25cm" loext:contextual-spacing="false" fo:line-height="100%" fo:text-align="justify" style:justify-single-word="false" fo:text-indent="0.801cm" style:auto-text-indent="false" fo:background-color="transparent"/>
      <style:text-properties style:font-name="Caladea" fo:language="fr" fo:country="FR" officeooo:rsid="001237ae" officeooo:paragraph-rsid="00130eb2" fo:background-color="transparent" loext:shadow="none"/>
    </style:style>
    <style:style style:name="P11" style:family="paragraph" style:parent-style-name="Text_20_body">
      <style:paragraph-properties fo:margin-top="0.353cm" fo:margin-bottom="0cm" loext:contextual-spacing="false" fo:line-height="100%" fo:text-align="justify" style:justify-single-word="false" style:writing-mode="lr-tb"/>
      <style:text-properties fo:font-variant="normal" fo:text-transform="none" fo:color="#000000" style:text-line-through-style="none" style:text-line-through-type="none" style:font-name="Caladea" fo:font-size="12pt" fo:language="fr" fo:country="FR" fo:font-style="normal" style:text-underline-style="none" fo:font-weight="normal" style:text-blinking="false" fo:background-color="transparent"/>
    </style:style>
    <style:style style:name="P12" style:family="paragraph" style:parent-style-name="Text_20_body">
      <style:paragraph-properties fo:margin-top="0.353cm" fo:margin-bottom="0cm" loext:contextual-spacing="false" fo:line-height="100%" fo:text-align="justify" style:justify-single-word="false" style:writing-mode="lr-tb"/>
      <style:text-properties fo:font-variant="normal" fo:text-transform="none" fo:color="#000000" style:text-line-through-style="none" style:text-line-through-type="none" style:font-name="Arial" fo:font-size="12pt" fo:language="fr" fo:country="FR" fo:font-style="normal" style:text-underline-style="none" fo:font-weight="normal" style:text-blinking="false" fo:background-color="transparent"/>
    </style:style>
    <style:style style:name="P13" style:family="paragraph" style:parent-style-name="Text_20_body" style:master-page-name="">
      <style:paragraph-properties fo:margin-top="0.353cm" fo:margin-bottom="0cm" loext:contextual-spacing="false" fo:line-height="100%" fo:text-align="justify" style:justify-single-word="false" style:page-number="auto" style:writing-mode="lr-tb"/>
      <style:text-properties fo:font-variant="normal" fo:text-transform="none" fo:color="#000000" style:text-line-through-style="none" style:text-line-through-type="none" style:font-name="Arial" fo:font-size="12pt" fo:language="fr" fo:country="FR" fo:font-style="normal" style:text-underline-style="none" fo:font-weight="normal" style:text-blinking="false" fo:background-color="transparent"/>
    </style:style>
    <style:style style:name="P14" style:family="paragraph" style:parent-style-name="Text_20_body">
      <style:paragraph-properties fo:margin-top="0cm" fo:margin-bottom="0cm" loext:contextual-spacing="false" fo:line-height="100%" fo:text-align="justify" style:justify-single-word="false" style:writing-mode="lr-tb"/>
      <style:text-properties fo:font-variant="normal" fo:text-transform="none" fo:color="#000000" style:text-line-through-style="none" style:text-line-through-type="none" style:font-name="Arial" fo:font-size="12pt" fo:language="fr" fo:country="FR" fo:font-style="normal" style:text-underline-style="none" fo:font-weight="normal" style:text-blinking="false" fo:background-color="transparent"/>
    </style:style>
    <style:style style:name="P15" style:family="paragraph" style:parent-style-name="Text_20_body">
      <style:paragraph-properties fo:margin-left="0cm" fo:margin-right="0cm" fo:margin-top="0cm" fo:margin-bottom="0cm" loext:contextual-spacing="false" fo:line-height="100%" fo:text-align="justify" style:justify-single-word="false" fo:text-indent="1.27cm" style:auto-text-indent="false" style:writing-mode="lr-tb"/>
      <style:text-properties fo:font-variant="normal" fo:text-transform="none" fo:color="#000000" style:text-line-through-style="none" style:text-line-through-type="none" style:font-name="Arial" fo:font-size="12pt" fo:language="fr" fo:country="FR" fo:font-style="normal" style:text-underline-style="none" fo:font-weight="normal" style:text-blinking="false" fo:background-color="transparent"/>
    </style:style>
    <style:style style:name="P16" style:family="paragraph" style:parent-style-name="Heading_20_2">
      <style:paragraph-properties fo:line-height="100%"/>
      <style:text-properties style:font-name="Caladea" fo:language="fr" fo:country="FR" officeooo:rsid="0000a785" officeooo:paragraph-rsid="0000a785" fo:background-color="transparent" loext:shadow="none"/>
    </style:style>
    <style:style style:name="P17" style:family="paragraph" style:parent-style-name="Heading_20_1">
      <style:paragraph-properties fo:line-height="100%"/>
      <style:text-properties style:font-name="Caladea" fo:language="fr" fo:country="FR" fo:background-color="transparent" loext:shadow="none"/>
    </style:style>
    <style:style style:name="P18" style:family="paragraph" style:parent-style-name="Heading_20_3">
      <style:paragraph-properties fo:line-height="100%" fo:break-before="page"/>
      <style:text-properties style:font-name="Caladea" fo:language="fr" fo:country="FR"/>
    </style:style>
    <style:style style:name="P19" style:family="paragraph" style:parent-style-name="Heading_20_4">
      <style:paragraph-properties fo:margin-top="0.494cm" fo:margin-bottom="0.141cm" loext:contextual-spacing="false" fo:line-height="100%" style:writing-mode="lr-tb"/>
      <style:text-properties fo:font-variant="normal" fo:text-transform="none" fo:color="#666666" style:text-line-through-style="none" style:text-line-through-type="none" style:font-name="Arial" fo:font-size="12pt" fo:language="fr" fo:country="FR" fo:font-style="normal" style:text-underline-style="none" fo:font-weight="normal" style:text-blinking="false" fo:background-color="transparent"/>
    </style:style>
    <style:style style:name="T1" style:family="text">
      <style:text-properties fo:color="#000000" style:font-name="Caladea" fo:font-size="12pt" fo:language="fr" fo:country="FR" fo:font-weight="normal" officeooo:rsid="00961110" style:font-size-asian="12pt" style:language-asian="en" style:country-asian="US" style:font-weight-asian="normal" style:font-size-complex="12pt" style:language-complex="ar" style:country-complex="SA" style:font-weight-complex="bold"/>
    </style:style>
    <style:style style:name="T2" style:family="text">
      <style:text-properties fo:color="#000000" style:font-name="Caladea" fo:font-size="12pt" fo:language="fr" fo:country="FR" fo:font-weight="normal" officeooo:rsid="009b5a06" fo:background-color="transparent" loext:char-shading-value="0" style:font-size-asian="12pt" style:language-asian="en" style:country-asian="US" style:font-weight-asian="normal" style:font-size-complex="12pt" style:language-complex="ar" style:country-complex="SA" style:font-weight-complex="bold" loext:shadow="none"/>
    </style:style>
    <style:style style:name="T3" style:family="text">
      <style:text-properties fo:color="#000000" style:font-name="Caladea" fo:font-size="12pt" fo:language="fr" fo:country="FR" fo:font-weight="normal" officeooo:rsid="0018aca9" fo:background-color="transparent" loext:char-shading-value="0" style:font-size-asian="12pt" style:language-asian="en" style:country-asian="US" style:font-weight-asian="normal" style:font-size-complex="12pt" style:language-complex="ar" style:country-complex="SA" style:font-weight-complex="bold" loext:shadow="none"/>
    </style:style>
    <style:style style:name="T4" style:family="text">
      <style:text-properties fo:color="#000000" style:font-name="Caladea" fo:font-size="12pt" fo:language="fr" fo:country="FR" fo:font-weight="normal" officeooo:rsid="00194008" fo:background-color="transparent" loext:char-shading-value="0" style:font-size-asian="12pt" style:language-asian="en" style:country-asian="US" style:font-weight-asian="normal" style:font-size-complex="12pt" style:language-complex="ar" style:country-complex="SA" style:font-weight-complex="bold" loext:shadow="none"/>
    </style:style>
    <style:style style:name="T5" style:family="text">
      <style:text-properties fo:color="#000000" style:font-name="Caladea" fo:font-size="12pt" fo:font-weight="normal" officeooo:rsid="0018aca9" fo:background-color="transparent" loext:char-shading-value="0" style:font-size-asian="12pt" style:language-asian="en" style:country-asian="US" style:font-weight-asian="normal" style:font-size-complex="12pt" style:language-complex="ar" style:country-complex="SA" style:font-weight-complex="bold" loext:shadow="none"/>
    </style:style>
    <style:style style:name="T6" style:family="text">
      <style:text-properties fo:color="#000000" style:font-name="Caladea" fo:font-size="12pt" fo:font-weight="normal" officeooo:rsid="009b5a06" fo:background-color="transparent" loext:char-shading-value="0" style:font-size-asian="12pt" style:language-asian="en" style:country-asian="US" style:font-weight-asian="normal" style:font-size-complex="12pt" style:language-complex="ar" style:country-complex="SA" style:font-weight-complex="bold" loext:shadow="none"/>
    </style:style>
    <style:style style:name="T7" style:family="text">
      <style:text-properties fo:color="#000000" style:font-name="Caladea" fo:font-size="12pt" fo:font-weight="normal" officeooo:rsid="00194008" fo:background-color="transparent" loext:char-shading-value="0" style:font-size-asian="12pt" style:language-asian="en" style:country-asian="US" style:font-weight-asian="normal" style:font-size-complex="12pt" style:language-complex="ar" style:country-complex="SA" style:font-weight-complex="bold" loext:shadow="none"/>
    </style:style>
    <style:style style:name="T8"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9" style:family="text">
      <style:text-properties fo:font-variant="normal" fo:text-transform="none" fo:color="#000000" style:text-line-through-style="none" style:text-line-through-type="none" fo:font-size="12pt" fo:font-style="normal" style:text-underline-style="none" style:text-blinking="false" fo:background-color="transparent" loext:char-shading-value="0"/>
    </style:style>
    <style:style style:name="T10" style:family="text">
      <style:text-properties fo:font-variant="normal" fo:text-transform="none" fo:color="#000000" style:text-line-through-style="none" style:text-line-through-type="none" fo:font-size="12pt" fo:font-style="normal" style:text-underline-style="none" fo:font-weight="bold" style:text-blinking="false" fo:background-color="transparent" loext:char-shading-value="0"/>
    </style:style>
    <style:style style:name="T11" style:family="text">
      <style:text-properties officeooo:rsid="00130eb2"/>
    </style:style>
    <style:style style:name="T12" style:family="text">
      <style:text-properties officeooo:rsid="0014c27f"/>
    </style:style>
    <style:style style:name="T13" style:family="text">
      <style:text-properties officeooo:rsid="001445ae" fo:background-color="transparent" loext:char-shading-value="0" loext:shadow="none"/>
    </style:style>
    <style:style style:name="T14" style:family="text">
      <style:text-properties officeooo:rsid="001559f0" fo:background-color="transparent" loext:char-shading-value="0" loext:shadow="none"/>
    </style:style>
    <style:style style:name="T15" style:family="text">
      <style:text-properties officeooo:rsid="0016aceb" fo:background-color="transparent" loext:char-shading-value="0" loext:shadow="none"/>
    </style:style>
    <style:style style:name="T16" style:family="text">
      <style:text-properties officeooo:rsid="0018aca9" fo:background-color="transparent" loext:char-shading-value="0" loext:shadow="non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7" text:outline-level="1">Points techniques</text:h>
      <text:h text:style-name="P16" text:outline-level="2">Implémentation du drag’n drop</text:h>
      <text:p text:style-name="P13"><text:bookmark text:name="docs-internal-guid-1c2ca741-7fff-2c1b-eff3-72c8e181ebee"/>L’implémentation du drag’n drop était pour nous un point crucial dans l’aboutissement du projet. Il s’agissait de pouvoir augmenter l’implication du joueur dans les phases de questions/réponses, phases où il ne pouvait alors que cliquer sur des boutons ou taper du texte dans des zones précises. Le drag’n drop était un moyen de rendre le jeu plus réaliste, moins linéaire pour le joueur : il ne s’agit plus de répondre du texte dans un cadre puis de cliquer sur un bouton, toute la page devient un champ de réponse et le joueur peut en manipuler les éléments à sa guise.</text:p>
      <text:p text:style-name="P14">Ce que nous voulions était très clair, nous avions des éléments de réponse (des nombres et des mots) et nous voulions que l’utilisateur les déplace là où ils devaient aller.</text:p>
      <text:p text:style-name="P14">Unity met à notre disposition les outils nécessaires à la création du drag’n drop mais c’est à nous de comprendre comment les utiliser pour répondre à notre besoin particulier. Les principales difficultés était de comprendre de quelles fonctionnalités de la documentation nous avions besoin et de quelle façon les utiliser. En effet, nous avions notre propre définition du drag’n drop mais Unity ne la connaît pas.</text:p>
      <text:p text:style-name="P14">Il a donc fallu apprendre les termes du drag’n drop. Les éléments que nous avions étaient des gameObjects (les éléments de réponse que l’on déplace) et ces gameObjects se situent dans des panels (des zones). Un gameObject doit être ‘draggable’ (on peut le prendre avec la souris pour le déplacer dans une autre zone) et un panel doit être ‘droppable’ (on peut y poser un objet ‘draggable’). Une fois ça compris, il fallait le mettre en place. Pour ça nous avons fait deux scripts : ‘draggable’ et ‘dropZone’. Il suffisait ensuite écrire le code de ces scripts et les ajouter aux gameObjects et panels voulus. </text:p>
      <text:p text:style-name="P14">Nous avons pu trouver de nombreuses aides sur internet, en soit, après quelques heures le ‘drag’n drop’ fonctionnait. C’est à dire que nous pouvions déplacer des éléments d’un endroit de l’écran à un autre. C’est ensuite que les problèmes sont arrivés.</text:p>
      <text:p text:style-name="P14">Jusque là nous avions juste pensé à faire fonctionner notre drag’n drop mais nous n’avions pas pensé à la suite. En effet, déjà nous avions une contrainte à gérer : on ne doit pas pouvoir placer plusieurs éléments de réponse dans une même zone de réponse ; et nous n’avions pas prévu le code permettant de vérifier que l’utilisateur a correctement répondu à la question.</text:p>
      <text:h text:style-name="P19" text:outline-level="4">Résolution de la contrainte</text:h>
      <text:p text:style-name="P15">Pour résoudre la contrainte du nombre d’éléments par zone de réponse nous savions que le code n’était pas très compliqué, nous avions également une idée assez précise de comment procéder. Le problème était surtout que nous n’avions plus d’aide extérieur, il fallait beaucoup plus approfondir notre compréhension du système de drag’n drop sous Unity et modifier les scripts de ‘draggable’ et ‘droppable’ pour qu’ils répondent en plus à notre besoin.</text:p>
      <text:p text:style-name="P14">Le fonctionnement général n’était pas très compliqué. Au début tous les éléments de réponse sont dans la même zone, un panel particulier car il peut contenir plusieurs éléments. Ensuite le joueur doit placer ces éléments dans des panels qui eux ne doivent contenir qu’un seul élément. Chaque dropZone doit donc avoir deux caractéristique : multi-élément et pleine. Pour l’attribut ‘ multi-élément’ c’est nous qui disons à Unity si un panel est multi-élément ou non, pour l’attribut ‘pleine’ c’est au programme de gérer automatiquement cet état, par défaut sur ‘non’.</text:p>
      <text:p text:style-name="P12"><text:soft-page-break/>Le plus dur a ensuite été de préciser comment le programme gère l’attribut ‘pleine’ et de trouver dans quelles parties du programme (début du drag, pendant, à la fin…) il fallait placer les morceaux de code correspondant. Le problème était que lors du drag’n drop nous pouvions détecter dans quelle panel nous arrivions, donc s’il était vide nous pouvions lui dire qu’il était plein. Cependant nous ne pouvions pas savoir d’où provenait l’élément et donc il était impossible de rendre libre cette zone qui était pleine. La solution a été d’ajouter un nouvel attribut aux éléments : leur ancien ‘parent’. Une fois cette solution trouvée nous avions accès aux panels d’origine et lorsque ceux-ci devenaient vide nous pouvions enfin les rendre libre.</text:p>
      <text:h text:style-name="P19" text:outline-level="4">Vérification de la réponse</text:h>
      <text:p text:style-name="P14">Savoir si les gameObjects sont dans les bons panels, tout se résume à ça. Cela soulève trois questions: quand regarde-t-on si l’utilisateur a réussi ? comment le sait-on ? et comment gère-t-on le fait que l’utilisateur n’ai pas réussi ?</text:p>
      <text:p text:style-name="P14">Il faut savoir qu’il est possible d’attacher un script sur tous les objets de Unity (gameObject, image, panel, joueur...) et chaque script possède par défaut une fonction ‘update()’ que Unity exécute 20 fois par seconde. Nous avons donc attaché un script VérificationDragNDropX au panel parent de tous nos panels de réponse ; pour chacun des modules utilisant le drag’n drop.</text:p>
      <text:p text:style-name="P12">Pour savoir si l’utilisateur a réussi notre code est fonctionnel mais loin d’être parfait. En mettant le script sur le panel parent des panels de réponses nous avons directement accès aux panels des réponses. Ensuite nous avons réussi à accéder au gameObject contenu dans une zone de réponse. La valeur de la réponse étant un attribut d’un objet lui-même attribut des gameObjetcs, nous avons utilisé le nom des gameObjects pour vérifier s’il s’agissait de la bonne réponse. La limite de cette solution commence lorsque plusieurs éléments de nom différent peuvent aller dans une même zone (cas du module de compta où il a deux gameObjects qui portent la même valeur). On se retrouve alors avec des lignes de code à rallonge, ce qui rend le code plus difficile à lire.</text:p>
      <text:p text:style-name="P12">Enfin il reste le cas où l’utilisateur ne trouve pas la bonne réponse. Actuellement nous ne faisons tout simplement rien, non pas parce que nous n’avons pas voulu essayer autre-chose mais tout simplement car pas de réponse correspond à une mauvaise réponse dans le système de score.</text:p>
      <text:p text:style-name="P4"/>
      <text:p text:style-name="P1"><text:line-break/></text:p>
      <text:h text:style-name="P18" text:outline-level="3">Bilan personnel</text:h>
      <text:p text:style-name="P10">De tous les projets que nous avons réalisé à l’IUT, celui-ci est de loin celui qui aura <text:span text:style-name="T11">duré le plus longtemps</text:span>. Depuis le S1 nous avons souvent travaillé en groupe et avons réalisé divers projets en Web, algorithmie, Java, IHM, <text:span text:style-name="T11">Python, CPOA...</text:span> mais <text:span text:style-name="T11">aucun de ces projets n'a duré plus de deux mois. Grâce au projet tuteuré nous avons pu découvrir comment se passe un gros travail de groupe, de l’élaboration du cahier des charges à l'aboutissement (ou presque) du projet. Cela a été une expérience très enrichissante, à la fois du point de vue technique mais aussi en terme de gestion de projet et travail en équipe.</text:span></text:p>
      <text:p text:style-name="P7">En effet, nous avons appris à utiliser le moteur de jeu Unity et le langage C#. Pour ma part je n'apprécie pas beaucoup Unity mais <text:span text:style-name="T12">j’ai appris à m’en servir et cela m’a permis d’apprendre beaucoup sur la notion d’imagerie que nous voyons maintenant au S4.</text:span> <text:span text:style-name="T12">Concernant le </text:span>C# <text:span text:style-name="T12">j’ai pu me rendre compte que c’est un langage que j’apprécie particulièrement. Je trouve que cela combine le formalisme et la portabilité</text:span> <text:span text:style-name="T12">du Java (qui sont pour moi ses qualités) mais en réduisant au maximum les répétitions / syntaxes à rallonge que nous impose le Java. </text:span>Il est probable que j'approfondisse mes connaissances dans ce langage.</text:p>
      <text:p text:style-name="P8"><text:span text:style-name="T14">En terme de gestion de projet et travail d’équipe nous avons pu expérimenter les</text:span><text:span text:style-name="T13"> m</text:span><text:span text:style-name="T14">é</text:span><text:span text:style-name="T13">thodes agiles </text:span><text:span text:style-name="T15">combinées avec Trello durant presque tout le projet</text:span><text:span text:style-name="T13">, </text:span><text:span text:style-name="T14">il est clair que j’ai compris l’intérêt de ces méthodes et je n’hésiterais pas m’en resservir. Le fait de gérer notre travail par rapport à un planning prévisionnel m’a permis de mieux estimer le temps de travail nécessaire pour une tâche et à mieux faire face aux imprévus. J’ai aussi appris à travailler </text:span><text:span text:style-name="T16">sous les ordres d’un chef</text:span><text:span text:style-name="T14"> </text:span><text:span text:style-name="T16">d’</text:span><text:span text:style-name="T14">équipe, à ce que mon travail dépende du travail d’autre</text:span><text:span text:style-name="T16">s</text:span><text:span text:style-name="T14"> développeur</text:span><text:span text:style-name="T16">s</text:span><text:span text:style-name="T14"> à et passer outre les conflits personnels pour </text:span><text:span text:style-name="T13">que le projet aille de l'avant.</text:span></text:p>
      <text:p text:style-name="P9"><text:span text:style-name="Police_20_par_20_défaut"><text:span text:style-name="T3">Pour fini</text:span></text:span><text:span text:style-name="Police_20_par_20_défaut"><text:span text:style-name="T3">r, </text:span></text:span><text:span text:style-name="Police_20_par_20_défaut"><text:span text:style-name="T2">c’est une satisfaction personnelle assez forte de constater que même si nous n’avons pas </text:span></text:span><text:span text:style-name="Police_20_par_20_défaut"><text:span text:style-name="T3">poussé le projet aussi loin</text:span></text:span><text:span text:style-name="Police_20_par_20_défaut"><text:span text:style-name="T2"> que prévu, </text:span></text:span><text:span text:style-name="Police_20_par_20_défaut"><text:span text:style-name="T3">nous </text:span></text:span><text:span text:style-name="Police_20_par_20_défaut"><text:span text:style-name="T4">sommes assez proche de ce que nous voulions</text:span></text:span><text:span text:style-name="Police_20_par_20_défaut"><text:span text:style-name="T2"> et </text:span></text:span><text:span text:style-name="Police_20_par_20_défaut"><text:span text:style-name="T3">notre serious game est</text:span></text:span><text:span text:style-name="Police_20_par_20_défaut"><text:span text:style-name="T2"> tout à fait fonctionnel.</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Mangal1" svg:font-family="Mangal"/>
    <style:font-face style:name="Caladea" svg:font-family="Caladea"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49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language="fr" fo:country="FR"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DocumentMap" style:family="paragraph" style:default-outline-level="">
      <style:paragraph-properties fo:margin-top="0cm" fo:margin-bottom="0.282cm" loext:contextual-spacing="false" fo:line-height="107%" fo:text-align="start" style:justify-single-word="false" fo:orphans="2" fo:widows="2" style:vertical-align="auto"/>
      <style:text-properties style:font-name="Calibri" fo:font-family="Calibri" style:font-family-generic="roman" style:font-pitch="variable" fo:font-size="11pt" fo:language="fr" fo:country="FR" style:font-name-asian="Times New Roman" style:font-family-asian="'Times New Roman'"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Default_20_Paragraph_20_Font" style:display-name="Default Paragraph Font" style:family="text"/>
    <style:style style:name="Police_20_par_20_défaut" style:display-name="Police par défau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5.1.6.2$Linux_x86 LibreOffice_project/10m0$Build-2</meta:generator>
    <dc:date>2019-03-12T11:41:12.266041084</dc:date>
    <meta:editing-duration>PT1H8M27S</meta:editing-duration>
    <meta:editing-cycles>15</meta:editing-cycles>
    <meta:document-statistic meta:table-count="0" meta:image-count="0" meta:object-count="0" meta:page-count="3" meta:paragraph-count="23" meta:word-count="1342" meta:character-count="8024" meta:non-whitespace-character-count="6702"/>
  </office:meta>
</office:document-meta>
</file>